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8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6"/>
    <style:style style:name="ce4" style:family="table-cell" style:parent-style-name="Default" style:data-style-name="N2"/>
    <style:style style:name="ce5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row table:style-name="ro1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/>
          <table:table-cell office:value-type="string">
            <text:p>ile trwa gra (min)</text:p>
          </table:table-cell>
          <table:table-cell table:style-name="ce1" office:value-type="float" office:value="5">
            <text:p>5</text:p>
          </table:table-cell>
          <table:table-cell/>
          <table:table-cell office:value-type="string">
            <text:p>lvl</text:p>
          </table:table-cell>
          <table:table-cell table:style-name="ce2" office:value-type="string" table:number-columns-spanned="2" table:number-rows-spanned="1">
            <text:p>gry do next lvl</text:p>
          </table:table-cell>
          <table:covered-table-cell table:style-name="Default"/>
          <table:table-cell table:number-columns-repeated="4"/>
          <table:table-cell table:style-name="Default" office:value-type="string">
            <text:p>avg xp</text:p>
          </table:table-cell>
          <table:table-cell table:style-name="Default" office:value-type="string">
            <text:p>total xp do next lvl</text:p>
          </table:table-cell>
          <table:table-cell/>
          <table:table-cell table:style-name="Default" office:value-type="string">
            <text:p>total xp</text:p>
          </table:table-cell>
        </table:table-row>
        <table:table-row table:style-name="ro3">
          <table:table-cell/>
          <table:table-cell office:value-type="string">
            <text:p>ile grania dziennie (min)</text:p>
          </table:table-cell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table:formula="of:=[.F4]/(1+(30/[.E3])/30)" office:value-type="float" office:value="0.0344827586206897">
            <text:p>0.034</text:p>
          </table:table-cell>
          <table:table-cell table:formula="of:=([.C$6]/[.F$33])*[.F3]" office:value-type="float" office:value="4.13793103448276">
            <text:p>4.14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I3]+([.J3]-[.I3])*([.K3]-1)/3" office:value-type="float" office:value="33.3333333333333">
            <text:p>33</text:p>
          </table:table-cell>
          <table:table-cell table:formula="of:=[.L3]*[.G3]" office:value-type="float" office:value="137.931034482759">
            <text:p>138</text:p>
          </table:table-cell>
          <table:table-cell/>
          <table:table-cell table:formula="of:=[.M3]" office:value-type="float" office:value="137.931034482759">
            <text:p>138</text:p>
          </table:table-cell>
        </table:table-row>
        <table:table-row table:style-name="ro3">
          <table:table-cell/>
          <table:table-cell office:value-type="string">
            <text:p>ile gier dziennie </text:p>
          </table:table-cell>
          <table:table-cell table:formula="of:=[.C3]/[.C2]"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table:formula="of:=[.F5]/(1+(30/[.E4])/30)" office:value-type="float" office:value="0.0689655172413793">
            <text:p>0.069</text:p>
          </table:table-cell>
          <table:table-cell table:formula="of:=([.C$6]/[.F$33])*[.F4]" office:value-type="float" office:value="8.27586206896552">
            <text:p>8.28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[.I4]+([.J4]-[.I4])*([.K4]-1)/3" office:value-type="float" office:value="66.6666666666667">
            <text:p>67</text:p>
          </table:table-cell>
          <table:table-cell table:formula="of:=[.L4]*[.G4]" office:value-type="float" office:value="551.724137931035">
            <text:p>552</text:p>
          </table:table-cell>
          <table:table-cell/>
          <table:table-cell table:formula="of:=[.O3]+[.M4]" office:value-type="float" office:value="689.655172413793">
            <text:p>690</text:p>
          </table:table-cell>
        </table:table-row>
        <table:table-row table:style-name="ro3">
          <table:table-cell/>
          <table:table-cell office:value-type="string">
            <text:p>ile regularnego grania do max lvl (dni)</text:p>
          </table:table-cell>
          <table:table-cell office:value-type="float" office:value="90">
            <text:p>90</text:p>
          </table:table-cell>
          <table:table-cell/>
          <table:table-cell office:value-type="float" office:value="3">
            <text:p>3</text:p>
          </table:table-cell>
          <table:table-cell table:formula="of:=[.F6]/(1+(30/[.E5])/30)" office:value-type="float" office:value="0.103448275862069">
            <text:p>0.103</text:p>
          </table:table-cell>
          <table:table-cell table:formula="of:=([.C$6]/[.F$33])*[.F5]" office:value-type="float" office:value="12.4137931034483">
            <text:p>12.41</text:p>
          </table:table-cell>
          <table:table-cell/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table:formula="of:=[.I5]+([.J5]-[.I5])*([.K5]-1)/3" office:value-type="float" office:value="100">
            <text:p>100</text:p>
          </table:table-cell>
          <table:table-cell table:formula="of:=[.L5]*[.G5]" office:value-type="float" office:value="1241.37931034483">
            <text:p>1241</text:p>
          </table:table-cell>
          <table:table-cell/>
          <table:table-cell table:formula="of:=[.O4]+[.M5]" office:value-type="float" office:value="1931.03448275862">
            <text:p>1931</text:p>
          </table:table-cell>
        </table:table-row>
        <table:table-row table:style-name="ro3">
          <table:table-cell/>
          <table:table-cell office:value-type="string">
            <text:p>ile gier do max lvl</text:p>
          </table:table-cell>
          <table:table-cell table:formula="of:=([.C3]/[.C2])*[.C5]" office:value-type="float" office:value="1800">
            <text:p>1800</text:p>
          </table:table-cell>
          <table:table-cell/>
          <table:table-cell office:value-type="float" office:value="4">
            <text:p>4</text:p>
          </table:table-cell>
          <table:table-cell table:formula="of:=[.F7]/(1+(30/[.E6])/30)" office:value-type="float" office:value="0.137931034482759">
            <text:p>0.138</text:p>
          </table:table-cell>
          <table:table-cell table:formula="of:=([.C$6]/[.F$33])*[.F6]" office:value-type="float" office:value="16.551724137931">
            <text:p>16.55</text:p>
          </table:table-cell>
          <table:table-cell/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table:formula="of:=[.I6]+([.J6]-[.I6])*([.K6]-1)/3" office:value-type="float" office:value="125">
            <text:p>125</text:p>
          </table:table-cell>
          <table:table-cell table:formula="of:=[.L6]*[.G6]" office:value-type="float" office:value="2068.96551724138">
            <text:p>2069</text:p>
          </table:table-cell>
          <table:table-cell/>
          <table:table-cell table:formula="of:=[.O5]+[.M6]" office:value-type="float" office:value="4000">
            <text:p>4000</text:p>
          </table:table-cell>
        </table:table-row>
        <table:table-row table:style-name="ro3">
          <table:table-cell/>
          <table:table-cell office:value-type="string">
            <text:p>max xp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5">
            <text:p>5</text:p>
          </table:table-cell>
          <table:table-cell table:formula="of:=[.F8]/(1+(30/[.E7])/30)" office:value-type="float" office:value="0.172413793103448">
            <text:p>0.172</text:p>
          </table:table-cell>
          <table:table-cell table:formula="of:=([.C$6]/[.F$33])*[.F7]" office:value-type="float" office:value="20.6896551724138">
            <text:p>20.69</text:p>
          </table:table-cell>
          <table:table-cell/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table:formula="of:=[.I7]+([.J7]-[.I7])*([.K7]-1)/3" office:value-type="float" office:value="150">
            <text:p>150</text:p>
          </table:table-cell>
          <table:table-cell table:formula="of:=[.L7]*[.G7]" office:value-type="float" office:value="3103.44827586207">
            <text:p>3103</text:p>
          </table:table-cell>
          <table:table-cell/>
          <table:table-cell table:formula="of:=[.O6]+[.M7]" office:value-type="float" office:value="7103.44827586207">
            <text:p>7103</text:p>
          </table:table-cell>
        </table:table-row>
        <table:table-row table:style-name="ro3">
          <table:table-cell/>
          <table:table-cell office:value-type="string">
            <text:p>xp na gre srednio</text:p>
          </table:table-cell>
          <table:table-cell table:formula="of:=[.C7]/[.C6]" office:value-type="float" office:value="555.555555555556">
            <text:p>555.5555555556</text:p>
          </table:table-cell>
          <table:table-cell/>
          <table:table-cell office:value-type="float" office:value="6">
            <text:p>6</text:p>
          </table:table-cell>
          <table:table-cell table:formula="of:=[.F9]/(1+(30/[.E8])/30)" office:value-type="float" office:value="0.206896551724138">
            <text:p>0.207</text:p>
          </table:table-cell>
          <table:table-cell table:formula="of:=([.C$6]/[.F$33])*[.F8]" office:value-type="float" office:value="24.8275862068966">
            <text:p>24.83</text:p>
          </table:table-cell>
          <table:table-cell/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I8]+([.J8]-[.I8])*([.K8]-1)/3" office:value-type="float" office:value="175">
            <text:p>175</text:p>
          </table:table-cell>
          <table:table-cell table:formula="of:=[.L8]*[.G8]" office:value-type="float" office:value="4344.8275862069">
            <text:p>4345</text:p>
          </table:table-cell>
          <table:table-cell/>
          <table:table-cell table:formula="of:=[.O7]+[.M8]" office:value-type="float" office:value="11448.275862069">
            <text:p>11448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formula="of:=[.F10]/(1+(30/[.E9])/30)" office:value-type="float" office:value="0.241379310344828">
            <text:p>0.241</text:p>
          </table:table-cell>
          <table:table-cell table:formula="of:=([.C$6]/[.F$33])*[.F9]" office:value-type="float" office:value="28.9655172413793">
            <text:p>28.97</text:p>
          </table:table-cell>
          <table:table-cell/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formula="of:=[.I9]+([.J9]-[.I9])*([.K9]-1)/3" office:value-type="float" office:value="216.666666666667">
            <text:p>217</text:p>
          </table:table-cell>
          <table:table-cell table:formula="of:=[.L9]*[.G9]" office:value-type="float" office:value="6275.86206896552">
            <text:p>6276</text:p>
          </table:table-cell>
          <table:table-cell/>
          <table:table-cell table:formula="of:=[.O8]+[.M9]" office:value-type="float" office:value="17724.1379310345">
            <text:p>17724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f:=[.F11]/(1+(30/[.E10])/30)" office:value-type="float" office:value="0.275862068965517">
            <text:p>0.276</text:p>
          </table:table-cell>
          <table:table-cell table:formula="of:=([.C$6]/[.F$33])*[.F10]" office:value-type="float" office:value="33.1034482758621">
            <text:p>33.10</text:p>
          </table:table-cell>
          <table:table-cell/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formula="of:=[.I10]+([.J10]-[.I10])*([.K10]-1)/3" office:value-type="float" office:value="258.333333333333">
            <text:p>258</text:p>
          </table:table-cell>
          <table:table-cell table:formula="of:=[.L10]*[.G10]" office:value-type="float" office:value="8551.72413793104">
            <text:p>8552</text:p>
          </table:table-cell>
          <table:table-cell/>
          <table:table-cell table:formula="of:=[.O9]+[.M10]" office:value-type="float" office:value="26275.8620689655">
            <text:p>26276</text:p>
          </table:table-cell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formula="of:=[.F12]/(1+(30/[.E11])/30)" office:value-type="float" office:value="0.310344827586207">
            <text:p>0.310</text:p>
          </table:table-cell>
          <table:table-cell table:formula="of:=([.C$6]/[.F$33])*[.F11]" office:value-type="float" office:value="37.2413793103448">
            <text:p>37.24</text:p>
          </table:table-cell>
          <table:table-cell/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I11]+([.J11]-[.I11])*([.K11]-1)/3" office:value-type="float" office:value="300">
            <text:p>300</text:p>
          </table:table-cell>
          <table:table-cell table:formula="of:=[.L11]*[.G11]" office:value-type="float" office:value="11172.4137931035">
            <text:p>11172</text:p>
          </table:table-cell>
          <table:table-cell/>
          <table:table-cell table:formula="of:=[.O10]+[.M11]" office:value-type="float" office:value="37448.275862069">
            <text:p>37448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formula="of:=[.F13]/(1+(30/[.E12])/30)" office:value-type="float" office:value="0.344827586206897">
            <text:p>0.345</text:p>
          </table:table-cell>
          <table:table-cell table:formula="of:=([.C$6]/[.F$33])*[.F12]" office:value-type="float" office:value="41.3793103448276">
            <text:p>41.38</text:p>
          </table:table-cell>
          <table:table-cell/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formula="of:=[.I12]+([.J12]-[.I12])*([.K12]-1)/3" office:value-type="float" office:value="366.666666666667">
            <text:p>367</text:p>
          </table:table-cell>
          <table:table-cell table:formula="of:=[.L12]*[.G12]" office:value-type="float" office:value="15172.4137931035">
            <text:p>15172</text:p>
          </table:table-cell>
          <table:table-cell/>
          <table:table-cell table:formula="of:=[.O11]+[.M12]" office:value-type="float" office:value="52620.6896551724">
            <text:p>52621</text:p>
          </table:table-cell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formula="of:=[.F14]/(1+(30/[.E13])/30)" office:value-type="float" office:value="0.379310344827586">
            <text:p>0.379</text:p>
          </table:table-cell>
          <table:table-cell table:formula="of:=([.C$6]/[.F$33])*[.F13]" office:value-type="float" office:value="45.5172413793104">
            <text:p>45.52</text:p>
          </table:table-cell>
          <table:table-cell/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[.I13]+([.J13]-[.I13])*([.K13]-1)/3" office:value-type="float" office:value="433.333333333333">
            <text:p>433</text:p>
          </table:table-cell>
          <table:table-cell table:formula="of:=[.L13]*[.G13]" office:value-type="float" office:value="19724.1379310345">
            <text:p>19724</text:p>
          </table:table-cell>
          <table:table-cell/>
          <table:table-cell table:formula="of:=[.O12]+[.M13]" office:value-type="float" office:value="72344.8275862069">
            <text:p>72345</text:p>
          </table:table-cell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table:formula="of:=[.F15]/(1+(30/[.E14])/30)" office:value-type="float" office:value="0.413793103448276">
            <text:p>0.414</text:p>
          </table:table-cell>
          <table:table-cell table:formula="of:=([.C$6]/[.F$33])*[.F14]" office:value-type="float" office:value="49.6551724137931">
            <text:p>49.66</text:p>
          </table:table-cell>
          <table:table-cell/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[.I14]+([.J14]-[.I14])*([.K14]-1)/3" office:value-type="float" office:value="500">
            <text:p>500</text:p>
          </table:table-cell>
          <table:table-cell table:formula="of:=[.L14]*[.G14]" office:value-type="float" office:value="24827.5862068966">
            <text:p>24828</text:p>
          </table:table-cell>
          <table:table-cell/>
          <table:table-cell table:formula="of:=[.O13]+[.M14]" office:value-type="float" office:value="97172.4137931035">
            <text:p>97172</text:p>
          </table:table-cell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table:formula="of:=[.F16]/(1+(30/[.E15])/30)" office:value-type="float" office:value="0.448275862068966">
            <text:p>0.448</text:p>
          </table:table-cell>
          <table:table-cell table:formula="of:=([.C$6]/[.F$33])*[.F15]" office:value-type="float" office:value="53.7931034482759">
            <text:p>53.79</text:p>
          </table:table-cell>
          <table:table-cell/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2">
            <text:p>2</text:p>
          </table:table-cell>
          <table:table-cell table:formula="of:=[.I15]+([.J15]-[.I15])*([.K15]-1)/3" office:value-type="float" office:value="633.333333333333">
            <text:p>633</text:p>
          </table:table-cell>
          <table:table-cell table:formula="of:=[.L15]*[.G15]" office:value-type="float" office:value="34068.9655172414">
            <text:p>34069</text:p>
          </table:table-cell>
          <table:table-cell/>
          <table:table-cell table:formula="of:=[.O14]+[.M15]" office:value-type="float" office:value="131241.379310345">
            <text:p>131241</text:p>
          </table:table-cell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table:formula="of:=[.F17]/(1+(30/[.E16])/30)" office:value-type="float" office:value="0.482758620689655">
            <text:p>0.483</text:p>
          </table:table-cell>
          <table:table-cell table:formula="of:=([.C$6]/[.F$33])*[.F16]" office:value-type="float" office:value="57.9310344827586">
            <text:p>57.93</text:p>
          </table:table-cell>
          <table:table-cell/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table:formula="of:=[.I16]+([.J16]-[.I16])*([.K16]-1)/3" office:value-type="float" office:value="766.666666666667">
            <text:p>767</text:p>
          </table:table-cell>
          <table:table-cell table:formula="of:=[.L16]*[.G16]" office:value-type="float" office:value="44413.7931034483">
            <text:p>44414</text:p>
          </table:table-cell>
          <table:table-cell/>
          <table:table-cell table:formula="of:=[.O15]+[.M16]" office:value-type="float" office:value="175655.172413793">
            <text:p>175655</text:p>
          </table:table-cell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table:formula="of:=[.F18]/(1+(30/[.E17])/30)" office:value-type="float" office:value="0.517241379310345">
            <text:p>0.517</text:p>
          </table:table-cell>
          <table:table-cell table:formula="of:=([.C$6]/[.F$33])*[.F17]" office:value-type="float" office:value="62.0689655172414">
            <text:p>62.07</text:p>
          </table:table-cell>
          <table:table-cell/>
          <table:table-cell office:value-type="float" office:value="900">
            <text:p>90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formula="of:=[.I17]+([.J17]-[.I17])*([.K17]-1)/3" office:value-type="float" office:value="900">
            <text:p>900</text:p>
          </table:table-cell>
          <table:table-cell table:formula="of:=[.L17]*[.G17]" office:value-type="float" office:value="55862.0689655172">
            <text:p>55862</text:p>
          </table:table-cell>
          <table:table-cell/>
          <table:table-cell table:formula="of:=[.O16]+[.M17]" office:value-type="float" office:value="231517.24137931">
            <text:p>231517</text:p>
          </table:table-cell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table:formula="of:=[.F19]/(1+(30/[.E18])/30)" office:value-type="float" office:value="0.551724137931034">
            <text:p>0.552</text:p>
          </table:table-cell>
          <table:table-cell table:formula="of:=([.C$6]/[.F$33])*[.F18]" office:value-type="float" office:value="66.2068965517241">
            <text:p>66.21</text:p>
          </table:table-cell>
          <table:table-cell/>
          <table:table-cell office:value-type="float" office:value="900">
            <text:p>9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table:formula="of:=[.I18]+([.J18]-[.I18])*([.K18]-1)/3" office:value-type="float" office:value="1100">
            <text:p>1100</text:p>
          </table:table-cell>
          <table:table-cell table:formula="of:=[.L18]*[.G18]" office:value-type="float" office:value="72827.5862068965">
            <text:p>72828</text:p>
          </table:table-cell>
          <table:table-cell/>
          <table:table-cell table:formula="of:=[.O17]+[.M18]" office:value-type="float" office:value="304344.827586207">
            <text:p>304345</text:p>
          </table:table-cell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table:formula="of:=[.F20]/(1+(30/[.E19])/30)" office:value-type="float" office:value="0.586206896551724">
            <text:p>0.586</text:p>
          </table:table-cell>
          <table:table-cell table:formula="of:=([.C$6]/[.F$33])*[.F19]" office:value-type="float" office:value="70.3448275862069">
            <text:p>70.34</text:p>
          </table:table-cell>
          <table:table-cell/>
          <table:table-cell office:value-type="float" office:value="900">
            <text:p>900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table:formula="of:=[.I19]+([.J19]-[.I19])*([.K19]-1)/3" office:value-type="float" office:value="1300">
            <text:p>1300</text:p>
          </table:table-cell>
          <table:table-cell table:formula="of:=[.L19]*[.G19]" office:value-type="float" office:value="91448.275862069">
            <text:p>91448</text:p>
          </table:table-cell>
          <table:table-cell/>
          <table:table-cell table:formula="of:=[.O18]+[.M19]" office:value-type="float" office:value="395793.103448276">
            <text:p>395793</text:p>
          </table:table-cell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table:formula="of:=[.F21]/(1+(30/[.E20])/30)" office:value-type="float" office:value="0.620689655172414">
            <text:p>0.621</text:p>
          </table:table-cell>
          <table:table-cell table:formula="of:=([.C$6]/[.F$33])*[.F20]" office:value-type="float" office:value="74.4827586206896">
            <text:p>74.48</text:p>
          </table:table-cell>
          <table:table-cell/>
          <table:table-cell office:value-type="float" office:value="1500">
            <text:p>1500</text:p>
          </table:table-cell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table:formula="of:=[.I20]+([.J20]-[.I20])*([.K20]-1)/3" office:value-type="float" office:value="1500">
            <text:p>1500</text:p>
          </table:table-cell>
          <table:table-cell table:formula="of:=[.L20]*[.G20]" office:value-type="float" office:value="111724.137931034">
            <text:p>111724</text:p>
          </table:table-cell>
          <table:table-cell/>
          <table:table-cell table:formula="of:=[.O19]+[.M20]" office:value-type="float" office:value="507517.24137931">
            <text:p>507517</text:p>
          </table:table-cell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table:formula="of:=[.F22]/(1+(30/[.E21])/30)" office:value-type="float" office:value="0.655172413793103">
            <text:p>0.655</text:p>
          </table:table-cell>
          <table:table-cell table:formula="of:=([.C$6]/[.F$33])*[.F21]" office:value-type="float" office:value="78.6206896551724">
            <text:p>78.62</text:p>
          </table:table-cell>
          <table:table-cell/>
          <table:table-cell office:value-type="float" office:value="1500">
            <text:p>1500</text:p>
          </table:table-cell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table:formula="of:=[.I21]+([.J21]-[.I21])*([.K21]-1)/3" office:value-type="float" office:value="1900">
            <text:p>1900</text:p>
          </table:table-cell>
          <table:table-cell table:formula="of:=[.L21]*[.G21]" office:value-type="float" office:value="149379.310344828">
            <text:p>149379</text:p>
          </table:table-cell>
          <table:table-cell/>
          <table:table-cell table:formula="of:=[.O20]+[.M21]" office:value-type="float" office:value="656896.551724138">
            <text:p>656897</text:p>
          </table:table-cell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table:formula="of:=[.F23]/(1+(30/[.E22])/30)" office:value-type="float" office:value="0.689655172413793">
            <text:p>0.690</text:p>
          </table:table-cell>
          <table:table-cell table:formula="of:=([.C$6]/[.F$33])*[.F22]" office:value-type="float" office:value="82.7586206896551">
            <text:p>82.76</text:p>
          </table:table-cell>
          <table:table-cell/>
          <table:table-cell office:value-type="float" office:value="1500">
            <text:p>1500</text:p>
          </table:table-cell>
          <table:table-cell office:value-type="float" office:value="2700">
            <text:p>2700</text:p>
          </table:table-cell>
          <table:table-cell office:value-type="float" office:value="3">
            <text:p>3</text:p>
          </table:table-cell>
          <table:table-cell table:formula="of:=[.I22]+([.J22]-[.I22])*([.K22]-1)/3" office:value-type="float" office:value="2300">
            <text:p>2300</text:p>
          </table:table-cell>
          <table:table-cell table:formula="of:=[.L22]*[.G22]" office:value-type="float" office:value="190344.827586207">
            <text:p>190345</text:p>
          </table:table-cell>
          <table:table-cell/>
          <table:table-cell table:formula="of:=[.O21]+[.M22]" office:value-type="float" office:value="847241.379310345">
            <text:p>847241</text:p>
          </table:table-cell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table:formula="of:=[.F24]/(1+(30/[.E23])/30)" office:value-type="float" office:value="0.724137931034483">
            <text:p>0.724</text:p>
          </table:table-cell>
          <table:table-cell table:formula="of:=([.C$6]/[.F$33])*[.F23]" office:value-type="float" office:value="86.8965517241379">
            <text:p>86.90</text:p>
          </table:table-cell>
          <table:table-cell/>
          <table:table-cell office:value-type="float" office:value="2700">
            <text:p>2700</text:p>
          </table:table-cell>
          <table:table-cell office:value-type="float" office:value="4600">
            <text:p>4600</text:p>
          </table:table-cell>
          <table:table-cell office:value-type="float" office:value="1">
            <text:p>1</text:p>
          </table:table-cell>
          <table:table-cell table:formula="of:=[.I23]+([.J23]-[.I23])*([.K23]-1)/3" office:value-type="float" office:value="2700">
            <text:p>2700</text:p>
          </table:table-cell>
          <table:table-cell table:formula="of:=[.L23]*[.G23]" office:value-type="float" office:value="234620.689655172">
            <text:p>234621</text:p>
          </table:table-cell>
          <table:table-cell/>
          <table:table-cell table:formula="of:=[.O22]+[.M23]" office:value-type="float" office:value="1081862.06896552">
            <text:p>1081862</text:p>
          </table:table-cell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table:formula="of:=[.F25]/(1+(30/[.E24])/30)" office:value-type="float" office:value="0.758620689655172">
            <text:p>0.759</text:p>
          </table:table-cell>
          <table:table-cell table:formula="of:=([.C$6]/[.F$33])*[.F24]" office:value-type="float" office:value="91.0344827586207">
            <text:p>91.03</text:p>
          </table:table-cell>
          <table:table-cell/>
          <table:table-cell office:value-type="float" office:value="2700">
            <text:p>2700</text:p>
          </table:table-cell>
          <table:table-cell office:value-type="float" office:value="4600">
            <text:p>4600</text:p>
          </table:table-cell>
          <table:table-cell office:value-type="float" office:value="2">
            <text:p>2</text:p>
          </table:table-cell>
          <table:table-cell table:formula="of:=[.I24]+([.J24]-[.I24])*([.K24]-1)/3" office:value-type="float" office:value="3333.33333333333">
            <text:p>3333</text:p>
          </table:table-cell>
          <table:table-cell table:formula="of:=[.L24]*[.G24]" office:value-type="float" office:value="303448.275862069">
            <text:p>303448</text:p>
          </table:table-cell>
          <table:table-cell/>
          <table:table-cell table:formula="of:=[.O23]+[.M24]" office:value-type="float" office:value="1385310.34482759">
            <text:p>1385310</text:p>
          </table:table-cell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 table:formula="of:=[.F26]/(1+(30/[.E25])/30)" office:value-type="float" office:value="0.793103448275862">
            <text:p>0.793</text:p>
          </table:table-cell>
          <table:table-cell table:formula="of:=([.C$6]/[.F$33])*[.F25]" office:value-type="float" office:value="95.1724137931034">
            <text:p>95.17</text:p>
          </table:table-cell>
          <table:table-cell/>
          <table:table-cell office:value-type="float" office:value="2700">
            <text:p>2700</text:p>
          </table:table-cell>
          <table:table-cell office:value-type="float" office:value="4600">
            <text:p>4600</text:p>
          </table:table-cell>
          <table:table-cell office:value-type="float" office:value="3">
            <text:p>3</text:p>
          </table:table-cell>
          <table:table-cell table:formula="of:=[.I25]+([.J25]-[.I25])*([.K25]-1)/3" office:value-type="float" office:value="3966.66666666667">
            <text:p>3967</text:p>
          </table:table-cell>
          <table:table-cell table:formula="of:=[.L25]*[.G25]" office:value-type="float" office:value="377517.24137931">
            <text:p>377517</text:p>
          </table:table-cell>
          <table:table-cell/>
          <table:table-cell table:formula="of:=[.O24]+[.M25]" office:value-type="float" office:value="1762827.5862069">
            <text:p>1762828</text:p>
          </table:table-cell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 table:formula="of:=[.F27]/(1+(30/[.E26])/30)" office:value-type="float" office:value="0.827586206896551">
            <text:p>0.828</text:p>
          </table:table-cell>
          <table:table-cell table:formula="of:=([.C$6]/[.F$33])*[.F26]" office:value-type="float" office:value="99.3103448275862">
            <text:p>99.31</text:p>
          </table:table-cell>
          <table:table-cell/>
          <table:table-cell office:value-type="float" office:value="4600">
            <text:p>4600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table:formula="of:=[.I26]+([.J26]-[.I26])*([.K26]-1)/3" office:value-type="float" office:value="4600">
            <text:p>4600</text:p>
          </table:table-cell>
          <table:table-cell table:formula="of:=[.L26]*[.G26]" office:value-type="float" office:value="456827.586206896">
            <text:p>456828</text:p>
          </table:table-cell>
          <table:table-cell/>
          <table:table-cell table:formula="of:=[.O25]+[.M26]" office:value-type="float" office:value="2219655.17241379">
            <text:p>2219655</text:p>
          </table:table-cell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 table:formula="of:=[.F28]/(1+(30/[.E27])/30)" office:value-type="float" office:value="0.862068965517241">
            <text:p>0.862</text:p>
          </table:table-cell>
          <table:table-cell table:formula="of:=([.C$6]/[.F$33])*[.F27]" office:value-type="float" office:value="103.448275862069">
            <text:p>103.45</text:p>
          </table:table-cell>
          <table:table-cell/>
          <table:table-cell office:value-type="float" office:value="4600">
            <text:p>4600</text:p>
          </table:table-cell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table:formula="of:=[.I27]+([.J27]-[.I27])*([.K27]-1)/3" office:value-type="float" office:value="5733.33333333333">
            <text:p>5733</text:p>
          </table:table-cell>
          <table:table-cell table:formula="of:=[.L27]*[.G27]" office:value-type="float" office:value="593103.448275862">
            <text:p>593103</text:p>
          </table:table-cell>
          <table:table-cell/>
          <table:table-cell table:formula="of:=[.O26]+[.M27]" office:value-type="float" office:value="2812758.62068966">
            <text:p>2812759</text:p>
          </table:table-cell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 table:formula="of:=[.F29]/(1+(30/[.E28])/30)" office:value-type="float" office:value="0.896551724137931">
            <text:p>0.897</text:p>
          </table:table-cell>
          <table:table-cell table:formula="of:=([.C$6]/[.F$33])*[.F28]" office:value-type="float" office:value="107.586206896552">
            <text:p>107.59</text:p>
          </table:table-cell>
          <table:table-cell/>
          <table:table-cell office:value-type="float" office:value="4600">
            <text:p>46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table:formula="of:=[.I28]+([.J28]-[.I28])*([.K28]-1)/3" office:value-type="float" office:value="6866.66666666667">
            <text:p>6867</text:p>
          </table:table-cell>
          <table:table-cell table:formula="of:=[.L28]*[.G28]" office:value-type="float" office:value="738758.620689655">
            <text:p>738759</text:p>
          </table:table-cell>
          <table:table-cell/>
          <table:table-cell table:formula="of:=[.O27]+[.M28]" office:value-type="float" office:value="3551517.24137931">
            <text:p>3551517</text:p>
          </table:table-cell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 table:formula="of:=[.F30]/(1+(30/[.E29])/30)" office:value-type="float" office:value="0.931034482758621">
            <text:p>0.931</text:p>
          </table:table-cell>
          <table:table-cell table:formula="of:=([.C$6]/[.F$33])*[.F29]" office:value-type="float" office:value="111.724137931034">
            <text:p>111.72</text:p>
          </table:table-cell>
          <table:table-cell/>
          <table:table-cell office:value-type="float" office:value="8000">
            <text:p>8000</text:p>
          </table:table-cell>
          <table:table-cell office:value-type="float" office:value="14000">
            <text:p>14000</text:p>
          </table:table-cell>
          <table:table-cell office:value-type="float" office:value="1">
            <text:p>1</text:p>
          </table:table-cell>
          <table:table-cell table:formula="of:=[.I29]+([.J29]-[.I29])*([.K29]-1)/3" office:value-type="float" office:value="8000">
            <text:p>8000</text:p>
          </table:table-cell>
          <table:table-cell table:formula="of:=[.L29]*[.G29]" office:value-type="float" office:value="893793.103448276">
            <text:p>893793</text:p>
          </table:table-cell>
          <table:table-cell/>
          <table:table-cell table:formula="of:=[.O28]+[.M29]" office:value-type="float" office:value="4445310.34482759">
            <text:p>4445310</text:p>
          </table:table-cell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table:formula="of:=[.F31]/(1+(30/[.E30])/30)" office:value-type="float" office:value="0.96551724137931">
            <text:p>0.966</text:p>
          </table:table-cell>
          <table:table-cell table:formula="of:=([.C$6]/[.F$33])*[.F30]" office:value-type="float" office:value="115.862068965517">
            <text:p>115.86</text:p>
          </table:table-cell>
          <table:table-cell/>
          <table:table-cell office:value-type="float" office:value="8000">
            <text:p>8000</text:p>
          </table:table-cell>
          <table:table-cell office:value-type="float" office:value="14000">
            <text:p>14000</text:p>
          </table:table-cell>
          <table:table-cell office:value-type="float" office:value="2">
            <text:p>2</text:p>
          </table:table-cell>
          <table:table-cell table:formula="of:=[.I30]+([.J30]-[.I30])*([.K30]-1)/3" office:value-type="float" office:value="10000">
            <text:p>10000</text:p>
          </table:table-cell>
          <table:table-cell table:formula="of:=[.L30]*[.G30]" office:value-type="float" office:value="1158620.68965517">
            <text:p>1158621</text:p>
          </table:table-cell>
          <table:table-cell/>
          <table:table-cell table:formula="of:=[.O29]+[.M30]" office:value-type="float" office:value="5603931.03448276">
            <text:p>5603931</text:p>
          </table:table-cell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office:value-type="float" office:value="1">
            <text:p>1.000</text:p>
          </table:table-cell>
          <table:table-cell table:formula="of:=([.C$6]/[.F$33])*[.F31]" office:value-type="float" office:value="120">
            <text:p>120.00</text:p>
          </table:table-cell>
          <table:table-cell/>
          <table:table-cell office:value-type="float" office:value="8000">
            <text:p>8000</text:p>
          </table:table-cell>
          <table:table-cell office:value-type="float" office:value="14000">
            <text:p>14000</text:p>
          </table:table-cell>
          <table:table-cell office:value-type="float" office:value="3">
            <text:p>3</text:p>
          </table:table-cell>
          <table:table-cell table:formula="of:=[.I31]+([.J31]-[.I31])*([.K31]-1)/3" office:value-type="float" office:value="12000">
            <text:p>12000</text:p>
          </table:table-cell>
          <table:table-cell table:formula="of:=[.L31]*[.G31]" office:value-type="float" office:value="1440000">
            <text:p>1440000</text:p>
          </table:table-cell>
          <table:table-cell/>
          <table:table-cell table:formula="of:=[.O30]+[.M31]" office:value-type="float" office:value="7043931.03448276">
            <text:p>7043931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>
            <text:p>TOTAL</text:p>
          </table:table-cell>
          <table:table-cell table:style-name="Default" table:formula="of:=SUM([.F3:.F32])" office:value-type="float" office:value="15">
            <text:p>15</text:p>
          </table:table-cell>
          <table:table-cell table:style-name="Default" table:formula="of:=SUM([.G3:.G32])" office:value-type="float" office:value="1800">
            <text:p>1800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number-columns-repeated="4"/>
          <table:table-cell office:value-type="string">
            <text:p>std dev</text:p>
          </table:table-cell>
          <table:table-cell table:style-name="Default" table:formula="of:=SQRT(3)" office:value-type="float" office:value="1.73205080756888">
            <text:p>1.7320508076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number-columns-repeated="4"/>
          <table:table-cell office:value-type="string">
            <text:p>tier</text:p>
          </table:table-cell>
          <table:table-cell table:style-name="Default" office:value-type="string">
            <text:p>rp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Default" table:formula="of:=[.F39]/[.F$36]" office:value-type="float" office:value="0.00411522633744856">
            <text:p>0.0041152263</text:p>
          </table:table-cell>
          <table:table-cell table:style-name="Default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Default" table:formula="of:=[.F40]/[.F$36]" office:value-type="float" office:value="0.00712778110110649">
            <text:p>0.0071277811</text:p>
          </table:table-cell>
          <table:table-cell table:style-name="Default" table:formula="of:=[.G38]*[.F39]/[.F38]" office:value-type="float" office:value="173.205080756888">
            <text:p>173.2050807569</text:p>
          </table:table-cell>
          <table:table-cell office:value-type="float" office:value="175">
            <text:p>175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style-name="Default" table:formula="of:=[.F41]/[.F$36]" office:value-type="float" office:value="0.0123456790123457">
            <text:p>0.012345679</text:p>
          </table:table-cell>
          <table:table-cell table:style-name="Default" table:formula="of:=[.G39]*[.F40]/[.F39]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style-name="Default" table:formula="of:=[.F42]/[.F$36]" office:value-type="float" office:value="0.0213833433033195">
            <text:p>0.0213833433</text:p>
          </table:table-cell>
          <table:table-cell table:style-name="Default" table:formula="of:=[.G40]*[.F41]/[.F40]" office:value-type="float" office:value="519.615242270663">
            <text:p>519.6152422707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style-name="Default" table:formula="of:=[.F43]/[.F$36]" office:value-type="float" office:value="0.037037037037037">
            <text:p>0.037037037</text:p>
          </table:table-cell>
          <table:table-cell table:style-name="Default" table:formula="of:=[.G41]*[.F42]/[.F41]" office:value-type="float" office:value="900">
            <text:p>900</text:p>
          </table:table-cell>
          <table:table-cell office:value-type="float" office:value="900">
            <text:p>9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style-name="Default" table:formula="of:=[.F44]/[.F$36]" office:value-type="float" office:value="0.0641500299099584">
            <text:p>0.0641500299</text:p>
          </table:table-cell>
          <table:table-cell table:style-name="Default" table:formula="of:=[.G42]*[.F43]/[.F42]" office:value-type="float" office:value="1558.84572681199">
            <text:p>1558.845726812</text:p>
          </table:table-cell>
          <table:table-cell office:value-type="float" office:value="1500">
            <text:p>15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style-name="Default" table:formula="of:=[.F45]/[.F$36]" office:value-type="float" office:value="0.111111111111111">
            <text:p>0.1111111111</text:p>
          </table:table-cell>
          <table:table-cell table:style-name="Default" table:formula="of:=[.G43]*[.F44]/[.F43]" office:value-type="float" office:value="2700">
            <text:p>2700</text:p>
          </table:table-cell>
          <table:table-cell office:value-type="float" office:value="2700">
            <text:p>27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style-name="Default" table:formula="of:=[.F46]/[.F$36]" office:value-type="float" office:value="0.192450089729875">
            <text:p>0.1924500897</text:p>
          </table:table-cell>
          <table:table-cell table:style-name="Default" table:formula="of:=[.G44]*[.F45]/[.F44]" office:value-type="float" office:value="4676.53718043597">
            <text:p>4676.537180436</text:p>
          </table:table-cell>
          <table:table-cell office:value-type="float" office:value="4600">
            <text:p>46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Default" table:formula="of:=[.F47]/[.F$36]" office:value-type="float" office:value="0.333333333333333">
            <text:p>0.3333333333</text:p>
          </table:table-cell>
          <table:table-cell table:style-name="Default" table:formula="of:=[.G45]*[.F46]/[.F45]" office:value-type="float" office:value="8100">
            <text:p>8100</text:p>
          </table:table-cell>
          <table:table-cell office:value-type="float" office:value="8000">
            <text:p>80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style-name="Default" table:formula="of:=[.F48]/[.F$36]" office:value-type="float" office:value="0.577350269189626">
            <text:p>0.5773502692</text:p>
          </table:table-cell>
          <table:table-cell table:style-name="Default" table:formula="of:=[.G46]*[.F47]/[.F46]" office:value-type="float" office:value="14029.6115413079">
            <text:p>14029.6115413079</text:p>
          </table:table-cell>
          <table:table-cell office:value-type="float" office:value="14000">
            <text:p>140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style-name="Default" office:value-type="float" office:value="1">
            <text:p>1</text:p>
          </table:table-cell>
          <table:table-cell table:style-name="Default" table:formula="of:=[.G47]*[.F48]/[.F47]" office:value-type="float" office:value="24300">
            <text:p>24300</text:p>
          </table:table-cell>
          <table:table-cell office:value-type="float" office:value="25000">
            <text:p>250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10/31/2017</text:date>, <text:time>18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5:27:33.48</meta:creation-date>
    <dc:date>2017-10-31T18:08:14.02</dc:date>
    <meta:editing-duration>PT39M59S</meta:editing-duration>
    <meta:editing-cycles>2</meta:editing-cycles>
    <meta:generator>OpenOffice/4.1.0$Win32 OpenOffice.org_project/410m18$Build-9764</meta:generator>
    <meta:document-statistic meta:table-count="3" meta:cell-count="331" meta:object-count="0"/>
  </office:meta>
</office:document-meta>
</file>